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ntarell" officeooo:rsid="0005fa04" officeooo:paragraph-rsid="0005fa04"/>
    </style:style>
    <style:style style:name="P2" style:family="paragraph" style:parent-style-name="Standard">
      <style:text-properties style:font-name="Cantarell" officeooo:rsid="0005fa04" officeooo:paragraph-rsid="00096192"/>
    </style:style>
    <style:style style:name="P3" style:family="paragraph" style:parent-style-name="Standard">
      <style:text-properties style:font-name="Cantarell" officeooo:rsid="0005fa04" officeooo:paragraph-rsid="000eb3dd"/>
    </style:style>
    <style:style style:name="P4" style:family="paragraph" style:parent-style-name="Standard">
      <style:text-properties style:font-name="Cantarell" officeooo:rsid="00096192" officeooo:paragraph-rsid="00096192"/>
    </style:style>
    <style:style style:name="P5" style:family="paragraph" style:parent-style-name="Standard">
      <style:text-properties style:font-name="Cantarell" officeooo:rsid="00096192" officeooo:paragraph-rsid="000eb3dd"/>
    </style:style>
    <style:style style:name="P6" style:family="paragraph" style:parent-style-name="Standard">
      <style:text-properties style:font-name="Cantarell" officeooo:rsid="0018e5f5" officeooo:paragraph-rsid="0018e5f5"/>
    </style:style>
    <style:style style:name="P7" style:family="paragraph" style:parent-style-name="Standard">
      <style:text-properties style:font-name="Cantarell" officeooo:rsid="000b0f44" officeooo:paragraph-rsid="000b0f44"/>
    </style:style>
    <style:style style:name="P8" style:family="paragraph" style:parent-style-name="Standard">
      <style:text-properties style:font-name="Cantarell" officeooo:rsid="000b0f44" officeooo:paragraph-rsid="001007e8"/>
    </style:style>
    <style:style style:name="P9" style:family="paragraph" style:parent-style-name="Standard">
      <style:text-properties style:font-name="Cantarell" officeooo:rsid="000bdff0" officeooo:paragraph-rsid="000bdff0"/>
    </style:style>
    <style:style style:name="P10" style:family="paragraph" style:parent-style-name="Standard">
      <style:text-properties style:font-name="Cantarell" officeooo:rsid="000bdff0" officeooo:paragraph-rsid="00216989"/>
    </style:style>
    <style:style style:name="P11" style:family="paragraph" style:parent-style-name="Standard">
      <style:text-properties style:font-name="Cantarell" officeooo:rsid="000bdff0" officeooo:paragraph-rsid="0028b104"/>
    </style:style>
    <style:style style:name="P12" style:family="paragraph" style:parent-style-name="Standard">
      <style:text-properties style:font-name="Cantarell" officeooo:rsid="000d6a01" officeooo:paragraph-rsid="000d6a01"/>
    </style:style>
    <style:style style:name="P13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Cantarell" officeooo:rsid="000d6a01" officeooo:paragraph-rsid="000d6a01"/>
    </style:style>
    <style:style style:name="P14" style:family="paragraph" style:parent-style-name="Standard">
      <style:text-properties style:font-name="Cantarell" officeooo:rsid="00234114" officeooo:paragraph-rsid="000d6a01"/>
    </style:style>
    <style:style style:name="P15" style:family="paragraph" style:parent-style-name="Standard">
      <style:text-properties style:font-name="Cantarell" officeooo:rsid="000eb3dd" officeooo:paragraph-rsid="000eb3dd"/>
    </style:style>
    <style:style style:name="P16" style:family="paragraph" style:parent-style-name="Standard">
      <style:text-properties style:font-name="Cantarell" officeooo:rsid="001fce10" officeooo:paragraph-rsid="001fce10"/>
    </style:style>
    <style:style style:name="P17" style:family="paragraph" style:parent-style-name="Standard">
      <style:text-properties style:font-name="Cantarell" officeooo:rsid="001fce10" officeooo:paragraph-rsid="0020a06c"/>
    </style:style>
    <style:style style:name="P18" style:family="paragraph" style:parent-style-name="Standard">
      <style:text-properties style:font-name="Cantarell" officeooo:rsid="00216989" officeooo:paragraph-rsid="00216989"/>
    </style:style>
    <style:style style:name="P19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Cantarell" officeooo:rsid="0033d267" officeooo:paragraph-rsid="000d6a01"/>
    </style:style>
    <style:style style:name="P20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Cantarell" officeooo:rsid="003d3c46" officeooo:paragraph-rsid="000d6a01"/>
    </style:style>
    <style:style style:name="P21" style:family="paragraph" style:parent-style-name="Standard">
      <style:text-properties style:font-name="Cantarell" officeooo:rsid="001cc0d0" officeooo:paragraph-rsid="000b0f44"/>
    </style:style>
    <style:style style:name="P22" style:family="paragraph" style:parent-style-name="Standard">
      <style:text-properties style:font-name="Cantarell" officeooo:rsid="0026f6c3" officeooo:paragraph-rsid="0026f6c3"/>
    </style:style>
    <style:style style:name="P23" style:family="paragraph" style:parent-style-name="Standard">
      <style:text-properties style:font-name="Cantarell" officeooo:rsid="00288078" officeooo:paragraph-rsid="00288078"/>
    </style:style>
    <style:style style:name="P24" style:family="paragraph" style:parent-style-name="Standard">
      <style:text-properties style:font-name="Cantarell" officeooo:rsid="00288078" officeooo:paragraph-rsid="0028b104"/>
    </style:style>
    <style:style style:name="P25" style:family="paragraph" style:parent-style-name="Standard">
      <style:text-properties style:font-name="Cantarell" officeooo:rsid="0028b104" officeooo:paragraph-rsid="0028b104"/>
    </style:style>
    <style:style style:name="P26" style:family="paragraph" style:parent-style-name="Standard">
      <style:text-properties style:font-name="Cantarell" officeooo:rsid="002aae54" officeooo:paragraph-rsid="002aae54"/>
    </style:style>
    <style:style style:name="P27" style:family="paragraph" style:parent-style-name="Standard">
      <style:text-properties style:font-name="Cantarell" officeooo:rsid="002bd575" officeooo:paragraph-rsid="002bd575"/>
    </style:style>
    <style:style style:name="P28" style:family="paragraph" style:parent-style-name="Standard">
      <style:text-properties style:font-name="Cantarell" officeooo:rsid="003165f8" officeooo:paragraph-rsid="003165f8"/>
    </style:style>
    <style:style style:name="P29" style:family="paragraph" style:parent-style-name="Standard">
      <style:text-properties style:font-name="Cantarell" officeooo:rsid="00332646" officeooo:paragraph-rsid="00332646"/>
    </style:style>
    <style:style style:name="P30" style:family="paragraph" style:parent-style-name="Standard">
      <style:text-properties style:font-name="Cantarell" officeooo:rsid="00332646" officeooo:paragraph-rsid="003514b3"/>
    </style:style>
    <style:style style:name="P31" style:family="paragraph" style:parent-style-name="Standard">
      <style:text-properties style:font-name="Cantarell" officeooo:rsid="003514b3" officeooo:paragraph-rsid="003514b3"/>
    </style:style>
    <style:style style:name="P32" style:family="paragraph" style:parent-style-name="Standard">
      <style:text-properties style:font-name="Cantarell" officeooo:rsid="002aae54" officeooo:paragraph-rsid="003514b3"/>
    </style:style>
    <style:style style:name="T1" style:family="text">
      <style:text-properties officeooo:rsid="0007a978"/>
    </style:style>
    <style:style style:name="T2" style:family="text">
      <style:text-properties officeooo:rsid="00096192"/>
    </style:style>
    <style:style style:name="T3" style:family="text">
      <style:text-properties officeooo:rsid="000d6a01"/>
    </style:style>
    <style:style style:name="T4" style:family="text">
      <style:text-properties officeooo:rsid="000eb3dd"/>
    </style:style>
    <style:style style:name="T5" style:family="text">
      <style:text-properties officeooo:rsid="0010dcf3"/>
    </style:style>
    <style:style style:name="T6" style:family="text">
      <style:text-properties officeooo:rsid="00136a00"/>
    </style:style>
    <style:style style:name="T7" style:family="text">
      <style:text-properties officeooo:rsid="001a9b9e"/>
    </style:style>
    <style:style style:name="T8" style:family="text">
      <style:text-properties officeooo:rsid="0039450c"/>
    </style:style>
    <style:style style:name="T9" style:family="text">
      <style:text-properties officeooo:rsid="00234114"/>
    </style:style>
    <style:style style:name="T10" style:family="text">
      <style:text-properties officeooo:rsid="001b8ca3"/>
    </style:style>
    <style:style style:name="T11" style:family="text">
      <style:text-properties officeooo:rsid="0020a06c"/>
    </style:style>
    <style:style style:name="T12" style:family="text">
      <style:text-properties officeooo:rsid="0020cb05"/>
    </style:style>
    <style:style style:name="T13" style:family="text">
      <style:text-properties officeooo:rsid="00288078"/>
    </style:style>
    <style:style style:name="T14" style:family="text">
      <style:text-properties officeooo:rsid="0028b104"/>
    </style:style>
    <style:style style:name="T15" style:family="text">
      <style:text-properties officeooo:rsid="002aae54"/>
    </style:style>
    <style:style style:name="T16" style:family="text">
      <style:text-properties officeooo:rsid="002bd575"/>
    </style:style>
    <style:style style:name="T17" style:family="text">
      <style:text-properties officeooo:rsid="003514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ot <text:tab/><text:tab/><text:tab/><text:tab/><text:tab/><text:tab/><text:tab/><text:tab/><text:tab/><text:tab/><text:tab/><text:tab/><text:tab/>2°7</text:p>
      <text:p text:style-name="P1">chauve <text:tab/><text:tab/><text:tab/><text:tab/><text:tab/><text:tab/><text:tab/><text:tab/><text:tab/><text:tab/><text:tab/> <text:s text:c="8"/><text:span text:style-name="T5">PAP</text:span><text:tab/><text:tab/><text:tab/><text:tab/><text:tab/><text:tab/><text:tab/><text:tab/><text:tab/> </text:p>
      <text:p text:style-name="P1"/>
      <text:p text:style-name="P2"><text:tab/><text:tab/><text:tab/> <text:s text:c="3"/><text:tab/>compito di italiano <text:span text:style-name="T1">parte prima</text:span></text:p>
      <text:p text:style-name="P2"/>
      <text:p text:style-name="P2"/>
      <text:p text:style-name="P4">1)</text:p>
      <text:p text:style-name="P3"><text:span text:style-name="T2">oggi è </text:span><text:span text:style-name="T3">M</text:span><text:span text:style-name="T2">arcoledi dicin</text:span><text:span text:style-name="T7">n</text:span><text:span text:style-name="T2">ove </text:span><text:span text:style-name="T3">O</text:span><text:span text:style-name="T2">ttobre </text:span><text:span text:style-name="T7">Duemilaventuno </text:span><text:tab/><text:tab/><text:tab/><text:tab/><text:tab/><text:tab/></text:p>
      <text:p text:style-name="P4">ieri era <text:span text:style-name="T3">L</text:span>unedi <text:span text:style-name="T7">diciotto</text:span> </text:p>
      <text:p text:style-name="P5">l’altro ieri era <text:span text:style-name="T3">D</text:span>omenica <text:span text:style-name="T4">dic</text:span><text:span text:style-name="T6">i</text:span><text:span text:style-name="T8">s</text:span><text:span text:style-name="T7">s</text:span><text:span text:style-name="T8">e</text:span><text:span text:style-name="T7">t</text:span><text:span text:style-name="T8">te</text:span> </text:p>
      <text:p text:style-name="P6"/>
      <text:p text:style-name="P4">ESSERE :</text:p>
      <text:p text:style-name="P4"/>
      <text:p text:style-name="P4">io : ero </text:p>
      <text:p text:style-name="P4">tu : eri </text:p>
      <text:p text:style-name="P4">lui/lei : era </text:p>
      <text:p text:style-name="P19">noi <text:span text:style-name="T7">eravamo</text:span></text:p>
      <text:p text:style-name="P19">voi <text:span text:style-name="T7">eravate </text:span><text:s/></text:p>
      <text:p text:style-name="P19">loro <text:span text:style-name="T7">erano</text:span> </text:p>
      <text:p text:style-name="P19"><text:s text:c="9"/></text:p>
      <text:p text:style-name="P4"/>
      <text:p text:style-name="P7">a)</text:p>
      <text:p text:style-name="P7"><text:span text:style-name="T10">Ieri </text:span>Lei, Segnore era al calchio </text:p>
      <text:p text:style-name="P7"><text:span text:style-name="T10">Ieri </text:span>Lei, Segnora era al cinema </text:p>
      <text:p text:style-name="P7">b) </text:p>
      <text:p text:style-name="P7"><text:span text:style-name="T10">l’altro ieri </text:span>Lei, Segnora l’altro ieri era al liceo </text:p>
      <text:p text:style-name="P21">l’altro ie </text:p>
      <text:p text:style-name="P7"/>
      <text:p text:style-name="P7"/>
      <text:p text:style-name="P7">2)</text:p>
      <text:p text:style-name="P7">domani sarà <text:span text:style-name="T3">M</text:span>arcoledi venti </text:p>
      <text:p text:style-name="P8">dopodomani sarà <text:span text:style-name="T9">Giovedi</text:span><text:span text:style-name="T3"> </text:span>ventiuno</text:p>
      <text:p text:style-name="P7"/>
      <text:p text:style-name="P7">ESSERE :</text:p>
      <text:p text:style-name="P7">io : saro</text:p>
      <text:p text:style-name="P7">tu : sari </text:p>
      <text:p text:style-name="P7">lui/lei : sarà </text:p>
      <text:p text:style-name="P7">noi : saravamo</text:p>
      <text:p text:style-name="P7">voi : saravate </text:p>
      <text:p text:style-name="P7">loro : sarano <text:s text:c="2"/></text:p>
      <text:p text:style-name="P7"/>
      <text:p text:style-name="P9">la gente sara al casa </text:p>
      <text:p text:style-name="P9"/>
      <text:p text:style-name="P9">3)</text:p>
      <text:p text:style-name="P9">metto la maiuscola al journo, mese e all’anno</text:p>
      <text:p text:style-name="P9"/>
      <text:p text:style-name="P9">la vocale </text:p>
      <text:p text:style-name="P9">un’vocale </text:p>
      <text:p text:style-name="P9">le vocali </text:p>
      <text:p text:style-name="P9"><text:soft-page-break/></text:p>
      <text:p text:style-name="P9">la consonnente </text:p>
      <text:p text:style-name="P9">un’consonente </text:p>
      <text:p text:style-name="P9">le consonenti </text:p>
      <text:p text:style-name="P9"/>
      <text:p text:style-name="P9"/>
      <text:p text:style-name="P9">4)</text:p>
      <text:p text:style-name="P18">cinque lettere non esistono in Italiano : La x ; La K (cappa) ; La y (ipslon) ; La w (doppia vou) ; la j ( i lunga) </text:p>
      <text:p text:style-name="P10"/>
      <text:p text:style-name="P9">la <text:s/>seguente</text:p>
      <text:p text:style-name="P9">le seguenti </text:p>
      <text:p text:style-name="P18">5)</text:p>
      <text:p text:style-name="P18">Per via dl Virus, dolbiano indossare la mascherina </text:p>
      <text:p text:style-name="P18"/>
      <text:p text:style-name="P22">in francese è maschile invece/mentre in italiano è femminile </text:p>
      <text:p text:style-name="P22">la maschera copre tutto il viso <text:s/>mentre la mascherina copre solo il naso e la bocca </text:p>
      <text:p text:style-name="P22"><text:tab/><text:tab/> <text:s text:c="10"/>tutta la faccia </text:p>
      <text:p text:style-name="P22">indossare all’indicativo presente </text:p>
      <text:p text:style-name="P22">è un verbo del primo group<text:span text:style-name="T13">po perchè finisce con -are</text:span></text:p>
      <text:p text:style-name="P23">io : indosso </text:p>
      <text:p text:style-name="P23">tu : indossi </text:p>
      <text:p text:style-name="P23">lui/lei : indossa </text:p>
      <text:p text:style-name="P23">noi : indossiamo </text:p>
      <text:p text:style-name="P23">voi : indossate</text:p>
      <text:p text:style-name="P23">loro : indossono</text:p>
      <text:p text:style-name="P23"/>
      <text:p text:style-name="P23">il coprire è un verbo del terso gruppo perchè termina con -ire</text:p>
      <text:p text:style-name="P23">io : copro </text:p>
      <text:p text:style-name="P23">tu : copri</text:p>
      <text:p text:style-name="P23">lui/lei : copre</text:p>
      <text:p text:style-name="P23">noi : copriamo </text:p>
      <text:p text:style-name="P23">voi : coprite </text:p>
      <text:p text:style-name="P23">loro : coprono </text:p>
      <text:p text:style-name="P23"/>
      <text:p text:style-name="P23">si pronuncia lentamente :</text:p>
      <text:p text:style-name="P23">- l’ausiliare </text:p>
      <text:p text:style-name="P23">- la mascherina </text:p>
      <text:p text:style-name="P23">- la scuola</text:p>
      <text:p text:style-name="P25">6)</text:p>
      <text:p text:style-name="P24">-<text:span text:style-name="T14">ina è un </text:span><text:s text:c="2"/><text:span text:style-name="T14">suffiso diminutivo che significa « piccolo »</text:span></text:p>
      <text:p text:style-name="P25">è un tavolino </text:p>
      <text:p text:style-name="P25">è un gattino </text:p>
      <text:p text:style-name="P25">il moi fratellino </text:p>
      <text:p text:style-name="P11">7)</text:p>
      <text:p text:style-name="P11">l’<text:span text:style-name="T15">accento tronco è il piiu facile perche si vede e si scrive ; la sua particolarita è che la parola con l’accento tronco è invariable </text:span></text:p>
      <text:p text:style-name="P12"><text:span text:style-name="T17">a</text:span>)</text:p>
      <text:p text:style-name="P12">la societa una societa, <text:span text:style-name="T15">le societa </text:span></text:p>
      <text:p text:style-name="P12"><text:span text:style-name="T17">b</text:span>) </text:p>
      <text:p text:style-name="P26"><text:soft-page-break/>pero </text:p>
      <text:p text:style-name="P12"><text:span text:style-name="T17">c</text:span>)</text:p>
      <text:p text:style-name="P20">io : posso</text:p>
      <text:p text:style-name="P20">tu : puoi</text:p>
      <text:p text:style-name="P20">lui/lei : puo </text:p>
      <text:p text:style-name="P20">noi : possiamo </text:p>
      <text:p text:style-name="P20">voi : potete </text:p>
      <text:p text:style-name="P20">loro : possono </text:p>
      <text:p text:style-name="P20"/>
      <text:p text:style-name="P13">« posso endale <text:span text:style-name="T15">in bagno ? »</text:span></text:p>
      <text:p text:style-name="P13"/>
      <text:p text:style-name="P12">8)</text:p>
      <text:p text:style-name="P26">è l’accento sdrucciolo : si mette sotto la terza sillaba a partire dalla fine del vocabolo</text:p>
      <text:p text:style-name="P26">l’accento sdrucciolo è rapido, energico, dinamica</text:p>
      <text:p text:style-name="P14"/>
      <text:p text:style-name="P15"><text:span text:style-name="T9">9</text:span>)</text:p>
      <text:p text:style-name="P26">da non confondere con l’accento bisdrucciolo : si mette sotto la quarta sillaba a partire dall fine del vocabolo:austria, si arrampicano, abitano </text:p>
      <text:p text:style-name="P26"/>
      <text:p text:style-name="P26">10)</text:p>
      <text:p text:style-name="P28">un verbo suono duro è un verbo del primo gruppo che finisce conv -gare e con -care </text:p>
      <text:p text:style-name="P28"/>
      <text:p text:style-name="P29">due esempi con -care : giocare ; nevicare </text:p>
      <text:p text:style-name="P29"/>
      <text:p text:style-name="P29">deue esempi con -gare : coniugare ; pagare </text:p>
      <text:p text:style-name="P29"/>
      <text:p text:style-name="P29">arrampicarsi </text:p>
      <text:p text:style-name="P29">all’indicativo presente </text:p>
      <text:p text:style-name="P29">mi <text:span text:style-name="T17">arrampico </text:span><text:s/></text:p>
      <text:p text:style-name="P29">ti <text:span text:style-name="T17">arrampichi</text:span></text:p>
      <text:p text:style-name="P29">si <text:span text:style-name="T17">arrampica</text:span></text:p>
      <text:p text:style-name="P29">ci <text:span text:style-name="T17">arrampichiamo</text:span></text:p>
      <text:p text:style-name="P29">vi <text:span text:style-name="T17">arrampicate </text:span></text:p>
      <text:p text:style-name="P30">si <text:span text:style-name="T17">arrampicano </text:span></text:p>
      <text:p text:style-name="P30"/>
      <text:p text:style-name="P31">litigare </text:p>
      <text:p text:style-name="P31"/>
      <text:p text:style-name="P31">litigo </text:p>
      <text:p text:style-name="P31">litighi</text:p>
      <text:p text:style-name="P31">litiga </text:p>
      <text:p text:style-name="P31">litigiamo </text:p>
      <text:p text:style-name="P31">litigate </text:p>
      <text:p text:style-name="P31">litogano </text:p>
      <text:p text:style-name="P30"/>
      <text:p text:style-name="P32">11)</text:p>
      <text:p text:style-name="P26">a) <text:s/>l’alunno, un alunno, gli alunni</text:p>
      <text:p text:style-name="P26">b) <text:span text:style-name="T16">l</text:span>‘alunna, un’alunna, le alunne </text:p>
      <text:p text:style-name="P26">c) l’esercizio, un esercizio, gli <text:span text:style-name="T16">esercizi</text:span></text:p>
      <text:p text:style-name="P27">d) l’italiano, un italiano, gli italiani</text:p>
      <text:p text:style-name="P27">e) l’italiana, un’italian, le italiane</text:p>
      <text:p text:style-name="P27"><text:soft-page-break/>f) <text:s/>l’inglese, un inglese, gli inglesi</text:p>
      <text:p text:style-name="P27">g) l’idea, un’idea, le idee</text:p>
      <text:p text:style-name="P27">h) l’aula, un’aula, le aule</text:p>
      <text:p text:style-name="P15"/>
      <text:p text:style-name="P15"/>
      <text:p text:style-name="P16">a + l’ = all’</text:p>
      <text:p text:style-name="P16">a + il = al </text:p>
      <text:p text:style-name="P16">a + lo = allo </text:p>
      <text:p text:style-name="P16">dico ‘’lo’’ <text:span text:style-name="T11">quando c’é (= il y a) → la « S impura » = la « S » <text:s/>+ una consonante : </text:span></text:p>
      <text:p text:style-name="P17"><text:tab/><text:tab/><text:tab/><text:tab/> <text:s text:c="5"/>→ <text:span text:style-name="T11">la Z maschile = lo Zaino, lo Zio</text:span></text:p>
      <text:p text:style-name="P17"><text:span text:style-name="T11">il plurale di ‘’lo’’ è ‘’gli’’ <text:s/>a + gli = agli agli sportivi, </text:span><text:span text:style-name="T12">agli Zaini, agli Zii | il plurale di « il » è « i »</text:span></text:p>
      <text:p text:style-name="P17"><text:tab/><text:tab/><text:tab/><text:tab/><text:tab/><text:tab/><text:tab/><text:tab/><text:tab/><text:tab/> <text:span text:style-name="T12">| a + i = ai ragazzi</text:span></text:p>
      <text:p text:style-name="P17"><text:tab/><text:tab/><text:tab/><text:tab/><text:tab/><text:tab/><text:tab/><text:tab/><text:tab/><text:tab/> <text:s/></text:p>
      <text:p text:style-name="P17"><text:tab/><text:tab/><text:tab/><text:tab/><text:tab/><text:tab/><text:tab/><text:tab/><text:tab/><text:tab/> <text:span text:style-name="T12">| il plurale di « l’ » è <text:tab/><text:tab/><text:tab/><text:tab/><text:tab/><text:tab/><text:tab/><text:tab/><text:tab/><text:tab/> |<text:tab/><text:tab/>« gli » </text:span></text:p>
      <text:p text:style-name="P17"><text:tab/><text:tab/><text:tab/><text:tab/><text:tab/><text:tab/><text:tab/><text:tab/><text:tab/><text:tab/> <text:span text:style-name="T12">| a + gli = agli agli <text:tab/><text:tab/><text:tab/><text:tab/><text:tab/><text:tab/><text:tab/><text:tab/><text:tab/><text:tab/><text:tab/> | alunni</text:span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0:09:27.569000000</meta:creation-date>
    <dc:date>2021-11-22T19:32:23.191130583</dc:date>
    <meta:editing-duration>PT4H10M19S</meta:editing-duration>
    <meta:editing-cycles>22</meta:editing-cycles>
    <meta:generator>LibreOffice/7.2.2.2$Linux_X86_64 LibreOffice_project/20$Build-2</meta:generator>
    <meta:document-statistic meta:table-count="0" meta:image-count="0" meta:object-count="0" meta:page-count="4" meta:paragraph-count="130" meta:word-count="594" meta:character-count="3230" meta:non-whitespace-character-count="2521"/>
  </office:meta>
</office:document-meta>
</file>